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10000008684C6A1364CFD826C.png" manifest:media-type="image/png"/>
  <manifest:file-entry manifest:full-path="Pictures/10000201000005F600000095FA43A30844C97D4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1pt" style:text-underline-style="solid" style:text-underline-width="auto" style:text-underline-color="font-color" fo:font-weight="bold" style:font-size-asian="21pt" style:font-weight-asian="bold" style:font-size-complex="21pt"/>
    </style:style>
    <style:style style:name="P2" style:family="paragraph" style:parent-style-name="Standard">
      <loext:graphic-properties draw:fill="solid" draw:fill-color="#202020"/>
      <style:paragraph-properties fo:line-height="130%" fo:background-color="#202020"/>
    </style:style>
    <style:style style:name="P3" style:family="paragraph" style:parent-style-name="Standard">
      <loext:graphic-properties draw:fill="solid" draw:fill-color="#202020"/>
      <style:paragraph-properties fo:line-height="130%" fo:background-color="#202020"/>
      <style:text-properties fo:color="#f8f8f2" style:font-name="Courier New" fo:font-size="11.5pt" style:font-name-asian="Courier New1" style:font-size-asian="11.5pt" style:font-name-complex="Courier New1" style:font-size-complex="11.5pt"/>
    </style:style>
    <style:style style:name="P4" style:family="paragraph" style:parent-style-name="Standard">
      <loext:graphic-properties draw:fill="solid" draw:fill-color="#202020"/>
      <style:paragraph-properties fo:line-height="136%" fo:background-color="#202020"/>
      <style:text-properties fo:color="#f8f8f2" style:font-name="Courier New" fo:font-size="11.5pt" style:font-name-asian="Courier New1" style:font-size-asian="11.5pt" style:font-name-complex="Courier New1" style:font-size-complex="11.5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7" style:family="paragraph" style:parent-style-name="Standard">
      <loext:graphic-properties draw:fill="solid" draw:fill-color="#202020"/>
      <style:paragraph-properties fo:line-height="136%" fo:background-color="#202020"/>
    </style:style>
    <style:style style:name="P8" style:family="paragraph" style:parent-style-name="Standard">
      <loext:graphic-properties draw:fill="solid" draw:fill-color="#202020"/>
      <style:paragraph-properties fo:line-height="136%" fo:background-color="#202020"/>
      <style:text-properties fo:color="#ff79c6" style:font-name="Courier New" fo:font-size="11.5pt" style:font-name-asian="Courier New1" style:font-size-asian="11.5pt" style:font-name-complex="Courier New1" style:font-size-complex="11.5pt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2" style:family="text">
      <style:text-properties fo:font-size="21pt" style:text-underline-style="solid" style:text-underline-width="auto" style:text-underline-color="font-color" fo:font-weight="bold" style:font-size-asian="21pt" style:font-weight-asian="bold" style:font-size-complex="21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79c6" style:font-name="Courier New" fo:font-size="11.5pt" style:font-name-asian="Courier New1" style:font-size-asian="11.5pt" style:font-name-complex="Courier New1" style:font-size-complex="11.5pt"/>
    </style:style>
    <style:style style:name="T6" style:family="text">
      <style:text-properties fo:color="#f8f8f2" style:font-name="Courier New" fo:font-size="11.5pt" style:font-name-asian="Courier New1" style:font-size-asian="11.5pt" style:font-name-complex="Courier New1" style:font-size-complex="11.5pt"/>
    </style:style>
    <style:style style:name="T7" style:family="text">
      <style:text-properties fo:color="#f1fa8c" style:font-name="Courier New" fo:font-size="11.5pt" style:font-name-asian="Courier New1" style:font-size-asian="11.5pt" style:font-name-complex="Courier New1" style:font-size-complex="11.5pt"/>
    </style:style>
    <style:style style:name="T8" style:family="text">
      <style:text-properties fo:color="#8be9fd" style:font-name="Courier New" fo:font-size="11.5pt" fo:font-style="italic" style:font-name-asian="Courier New1" style:font-size-asian="11.5pt" style:font-style-asian="italic" style:font-name-complex="Courier New1" style:font-size-complex="11.5pt"/>
    </style:style>
    <style:style style:name="T9" style:family="text">
      <style:text-properties fo:color="#66d9ef" style:font-name="Courier New" fo:font-size="11.5pt" fo:font-style="italic" style:font-name-asian="Courier New1" style:font-size-asian="11.5pt" style:font-style-asian="italic" style:font-name-complex="Courier New1" style:font-size-complex="11.5pt"/>
    </style:style>
    <style:style style:name="T10" style:family="text">
      <style:text-properties fo:color="#50fa7b" style:font-name="Courier New" fo:font-size="11.5pt" style:font-name-asian="Courier New1" style:font-size-asian="11.5pt" style:font-name-complex="Courier New1" style:font-size-complex="11.5pt"/>
    </style:style>
    <style:style style:name="T11" style:family="text">
      <style:text-properties fo:color="#ffb86c" style:font-name="Courier New" fo:font-size="11.5pt" fo:font-style="italic" style:font-name-asian="Courier New1" style:font-size-asian="11.5pt" style:font-style-asian="italic" style:font-name-complex="Courier New1" style:font-size-complex="11.5pt"/>
    </style:style>
    <style:style style:name="T12" style:family="text">
      <style:text-properties fo:color="#bd93f9" style:font-name="Courier New" fo:font-size="11.5pt" style:font-name-asian="Courier New1" style:font-size-asian="11.5pt" style:font-name-complex="Courier New1" style:font-size-complex="11.5pt"/>
    </style:style>
    <style:style style:name="T13" style:family="text">
      <style:text-properties fo:color="#6272a4" style:font-name="Courier New" fo:font-size="11.5pt" style:font-name-asian="Courier New1" style:font-size-asian="11.5pt" style:font-name-complex="Courier New1" style:font-size-complex="11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/><text:span text:style-name="T1"><text:s/></text:span><text:span text:style-name="T2">GARVIL JAIN 2022UCP1302 ASSIGNMENT-5</text:span></text:p>
      <text:p text:style-name="P1"/>
      <text:p text:style-name="Standard"><text:span text:style-name="T3">Task-1:</text:span></text:p>
      <text:p text:style-name="P2"><text:span text:style-name="T5">#include</text:span><text:span text:style-name="T6"> </text:span><text:span text:style-name="T7">&lt;iostream&gt;</text:span></text:p>
      <text:p text:style-name="P2"><text:span text:style-name="T5">#include</text:span><text:span text:style-name="T6"> </text:span><text:span text:style-name="T7">&lt;vector&gt;</text:span></text:p>
      <text:p text:style-name="P2"><text:span text:style-name="T5">#include</text:span><text:span text:style-name="T6"> </text:span><text:span text:style-name="T7">&lt;string&gt;</text:span></text:p>
      <text:p text:style-name="P2"><text:span text:style-name="T5">#include</text:span><text:span text:style-name="T6"> </text:span><text:span text:style-name="T7">&lt;cctype&gt;</text:span></text:p>
      <text:p text:style-name="P3"/>
      <text:p text:style-name="P2"><text:span text:style-name="T5">using</text:span><text:span text:style-name="T6"> </text:span><text:span text:style-name="T8">namespace</text:span><text:span text:style-name="T6"> std;</text:span></text:p>
      <text:p text:style-name="P3"/>
      <text:p text:style-name="P2"><text:span text:style-name="T9">vector</text:span><text:span text:style-name="T6">&lt;</text:span><text:span text:style-name="T9">vector</text:span><text:span text:style-name="T6">&lt;</text:span><text:span text:style-name="T8">char</text:span><text:span text:style-name="T6">&gt;&gt; </text:span><text:span text:style-name="T10">createMatrix</text:span><text:span text:style-name="T6">(</text:span><text:span text:style-name="T5">const</text:span><text:span text:style-name="T6"> </text:span><text:span text:style-name="T9">string</text:span><text:span text:style-name="T6"> </text:span><text:span text:style-name="T5">&amp;</text:span><text:span text:style-name="T11">key</text:span><text:span text:style-name="T6">) {</text:span></text:p>
      <text:p text:style-name="P2"><text:span text:style-name="T6"><text:s text:c="4"/></text:span><text:span text:style-name="T9">vector</text:span><text:span text:style-name="T5">&lt;</text:span><text:span text:style-name="T9">vector</text:span><text:span text:style-name="T5">&lt;</text:span><text:span text:style-name="T8">char</text:span><text:span text:style-name="T5">&gt;&gt;</text:span><text:span text:style-name="T6"> </text:span><text:span text:style-name="T10">matrix</text:span><text:span text:style-name="T6">(</text:span><text:span text:style-name="T12">5</text:span><text:span text:style-name="T6">, </text:span><text:span text:style-name="T9">vector</text:span><text:span text:style-name="T6">&lt;</text:span><text:span text:style-name="T8">char</text:span><text:span text:style-name="T6">&gt;(</text:span><text:span text:style-name="T12">5</text:span><text:span text:style-name="T6">));</text:span></text:p>
      <text:p text:style-name="P2"><text:span text:style-name="T6"><text:s text:c="4"/></text:span><text:span text:style-name="T9">string</text:span><text:span text:style-name="T6"> result;</text:span></text:p>
      <text:p text:style-name="P2"><text:span text:style-name="T6"><text:s text:c="4"/></text:span><text:span text:style-name="T9">vector</text:span><text:span text:style-name="T5">&lt;</text:span><text:span text:style-name="T8">bool</text:span><text:span text:style-name="T5">&gt;</text:span><text:span text:style-name="T6"> </text:span><text:span text:style-name="T10">used</text:span><text:span text:style-name="T6">(</text:span><text:span text:style-name="T12">26</text:span><text:span text:style-name="T6">, </text:span><text:span text:style-name="T12">false</text:span><text:span text:style-name="T6">);</text:span></text:p>
      <text:p text:style-name="P2"><text:span text:style-name="T6"><text:s text:c="3"/></text:span></text:p>
      <text:p text:style-name="P2"><text:span text:style-name="T6"><text:s text:c="4"/></text:span><text:span text:style-name="T5">for</text:span><text:span text:style-name="T6"> (</text:span><text:span text:style-name="T8">char</text:span><text:span text:style-name="T6"> c : </text:span><text:span text:style-name="T11">key</text:span><text:span text:style-name="T6">) {</text:span></text:p>
      <text:p text:style-name="P2"><text:span text:style-name="T6"><text:s text:c="8"/></text:span><text:span text:style-name="T5">if</text:span><text:span text:style-name="T6"> (c </text:span><text:span text:style-name="T5">==</text:span><text:span text:style-name="T6"> </text:span><text:span text:style-name="T7">'J'</text:span><text:span text:style-name="T6">) c </text:span><text:span text:style-name="T5">=</text:span><text:span text:style-name="T6"> </text:span><text:span text:style-name="T7">'I'</text:span><text:span text:style-name="T6">;</text:span></text:p>
      <text:p text:style-name="P2"><text:span text:style-name="T6"><text:s text:c="8"/></text:span><text:span text:style-name="T5">if</text:span><text:span text:style-name="T6"> (</text:span><text:span text:style-name="T5">!</text:span><text:span text:style-name="T6">used</text:span><text:span text:style-name="T10">[</text:span><text:span text:style-name="T6">c </text:span><text:span text:style-name="T5">-</text:span><text:span text:style-name="T6"> </text:span><text:span text:style-name="T7">'A'</text:span><text:span text:style-name="T10">]</text:span><text:span text:style-name="T6">) {</text:span></text:p>
      <text:p text:style-name="P2"><text:span text:style-name="T6"><text:s text:c="12"/>result.</text:span><text:span text:style-name="T10">push_back</text:span><text:span text:style-name="T6">(c);</text:span></text:p>
      <text:p text:style-name="P2"><text:span text:style-name="T6"><text:s text:c="12"/>used</text:span><text:span text:style-name="T10">[</text:span><text:span text:style-name="T6">c </text:span><text:span text:style-name="T5">-</text:span><text:span text:style-name="T6"> </text:span><text:span text:style-name="T7">'A'</text:span><text:span text:style-name="T10">]</text:span><text:span text:style-name="T6"> </text:span><text:span text:style-name="T10">=</text:span><text:span text:style-name="T6"> </text:span><text:span text:style-name="T12">true</text:span><text:span text:style-name="T6">;</text:span></text:p>
      <text:p text:style-name="P2"><text:soft-page-break/><text:span text:style-name="T6"><text:s text:c="8"/>}</text:span></text:p>
      <text:p text:style-name="P2"><text:span text:style-name="T6"><text:s text:c="4"/>}</text:span></text:p>
      <text:p text:style-name="P3"/>
      <text:p text:style-name="P2"><text:span text:style-name="T6"><text:s text:c="4"/></text:span><text:span text:style-name="T5">for</text:span><text:span text:style-name="T6"> (</text:span><text:span text:style-name="T8">char</text:span><text:span text:style-name="T6"> c </text:span><text:span text:style-name="T5">=</text:span><text:span text:style-name="T6"> </text:span><text:span text:style-name="T7">'A'</text:span><text:span text:style-name="T6">; c </text:span><text:span text:style-name="T5">&lt;=</text:span><text:span text:style-name="T6"> </text:span><text:span text:style-name="T7">'Z'</text:span><text:span text:style-name="T6">; </text:span><text:span text:style-name="T5">++</text:span><text:span text:style-name="T6">c) {</text:span></text:p>
      <text:p text:style-name="P2"><text:span text:style-name="T6"><text:s text:c="8"/></text:span><text:span text:style-name="T5">if</text:span><text:span text:style-name="T6"> (</text:span><text:span text:style-name="T5">!</text:span><text:span text:style-name="T6">used</text:span><text:span text:style-name="T10">[</text:span><text:span text:style-name="T6">c </text:span><text:span text:style-name="T5">-</text:span><text:span text:style-name="T6"> </text:span><text:span text:style-name="T7">'A'</text:span><text:span text:style-name="T10">]</text:span><text:span text:style-name="T6"> </text:span><text:span text:style-name="T5">&amp;&amp;</text:span><text:span text:style-name="T6"> c </text:span><text:span text:style-name="T5">!=</text:span><text:span text:style-name="T6"> </text:span><text:span text:style-name="T7">'J'</text:span><text:span text:style-name="T6">) {</text:span></text:p>
      <text:p text:style-name="P2"><text:span text:style-name="T6"><text:s text:c="12"/>result.</text:span><text:span text:style-name="T10">push_back</text:span><text:span text:style-name="T6">(c);</text:span></text:p>
      <text:p text:style-name="P2"><text:span text:style-name="T6"><text:s text:c="8"/>}</text:span></text:p>
      <text:p text:style-name="P2"><text:span text:style-name="T6"><text:s text:c="4"/>}</text:span></text:p>
      <text:p text:style-name="P3"/>
      <text:p text:style-name="P2"><text:span text:style-name="T6"><text:s text:c="4"/></text:span><text:span text:style-name="T8">int</text:span><text:span text:style-name="T6"> k </text:span><text:span text:style-name="T5">=</text:span><text:span text:style-name="T6"> </text:span><text:span text:style-name="T12">0</text:span><text:span text:style-name="T6">;</text:span></text:p>
      <text:p text:style-name="P2"><text:span text:style-name="T6"><text:s text:c="4"/></text:span><text:span text:style-name="T5">for</text:span><text:span text:style-name="T6"> (</text:span><text:span text:style-name="T8">int</text:span><text:span text:style-name="T6"> i </text:span><text:span text:style-name="T5">=</text:span><text:span text:style-name="T6"> </text:span><text:span text:style-name="T12">0</text:span><text:span text:style-name="T6">; i </text:span><text:span text:style-name="T5">&lt;</text:span><text:span text:style-name="T6"> </text:span><text:span text:style-name="T12">5</text:span><text:span text:style-name="T6">; </text:span><text:span text:style-name="T5">++</text:span><text:span text:style-name="T6">i) {</text:span></text:p>
      <text:p text:style-name="P2"><text:span text:style-name="T6"><text:s text:c="8"/></text:span><text:span text:style-name="T5">for</text:span><text:span text:style-name="T6"> (</text:span><text:span text:style-name="T8">int</text:span><text:span text:style-name="T6"> j </text:span><text:span text:style-name="T5">=</text:span><text:span text:style-name="T6"> </text:span><text:span text:style-name="T12">0</text:span><text:span text:style-name="T6">; j </text:span><text:span text:style-name="T5">&lt;</text:span><text:span text:style-name="T6"> </text:span><text:span text:style-name="T12">5</text:span><text:span text:style-name="T6">; </text:span><text:span text:style-name="T5">++</text:span><text:span text:style-name="T6">j) {</text:span></text:p>
      <text:p text:style-name="P2"><text:span text:style-name="T6"><text:s text:c="12"/>matrix</text:span><text:span text:style-name="T10">[</text:span><text:span text:style-name="T6">i</text:span><text:span text:style-name="T10">][</text:span><text:span text:style-name="T6">j</text:span><text:span text:style-name="T10">]</text:span><text:span text:style-name="T6"> </text:span><text:span text:style-name="T5">=</text:span><text:span text:style-name="T6"> result</text:span><text:span text:style-name="T10">[</text:span><text:span text:style-name="T6">k</text:span><text:span text:style-name="T5">++</text:span><text:span text:style-name="T10">]</text:span><text:span text:style-name="T6">;</text:span></text:p>
      <text:p text:style-name="P2"><text:span text:style-name="T6"><text:s text:c="8"/>}</text:span></text:p>
      <text:p text:style-name="P2"><text:span text:style-name="T6"><text:s text:c="4"/>}</text:span></text:p>
      <text:p text:style-name="P2"><text:span text:style-name="T6"><text:s text:c="4"/></text:span><text:span text:style-name="T5">return</text:span><text:span text:style-name="T6"> matrix;</text:span></text:p>
      <text:p text:style-name="P2"><text:span text:style-name="T6">}</text:span></text:p>
      <text:p text:style-name="P3"/>
      <text:p text:style-name="P2"><text:span text:style-name="T9">pair</text:span><text:span text:style-name="T6">&lt;</text:span><text:span text:style-name="T8">int</text:span><text:span text:style-name="T6">, </text:span><text:span text:style-name="T8">int</text:span><text:span text:style-name="T6">&gt; </text:span><text:span text:style-name="T10">findPosition</text:span><text:span text:style-name="T6">(</text:span><text:span text:style-name="T5">const</text:span><text:span text:style-name="T6"> </text:span><text:span text:style-name="T9">vector</text:span><text:span text:style-name="T6">&lt;</text:span><text:span text:style-name="T9">vector</text:span><text:span text:style-name="T6">&lt;</text:span><text:span text:style-name="T8">char</text:span><text:span text:style-name="T6">&gt;&gt; </text:span><text:span text:style-name="T5">&amp;</text:span><text:span text:style-name="T11">matrix</text:span><text:span text:style-name="T6">, </text:span><text:span text:style-name="T8">char</text:span><text:span text:style-name="T6"> </text:span><text:span text:style-name="T11">c</text:span><text:span text:style-name="T6">) {</text:span></text:p>
      <text:p text:style-name="P2"><text:span text:style-name="T6"><text:s text:c="4"/></text:span><text:span text:style-name="T5">if</text:span><text:span text:style-name="T6"> (</text:span><text:span text:style-name="T11">c</text:span><text:span text:style-name="T6"> </text:span><text:span text:style-name="T5">==</text:span><text:span text:style-name="T6"> </text:span><text:span text:style-name="T7">'J'</text:span><text:span text:style-name="T6">) </text:span><text:span text:style-name="T11">c</text:span><text:span text:style-name="T6"> </text:span><text:span text:style-name="T5">=</text:span><text:span text:style-name="T6"> </text:span><text:span text:style-name="T7">'I'</text:span><text:span text:style-name="T6">;</text:span></text:p>
      <text:p text:style-name="P2"><text:span text:style-name="T6"><text:s text:c="4"/></text:span><text:span text:style-name="T5">for</text:span><text:span text:style-name="T6"> (</text:span><text:span text:style-name="T8">int</text:span><text:span text:style-name="T6"> i </text:span><text:span text:style-name="T5">=</text:span><text:span text:style-name="T6"> </text:span><text:span text:style-name="T12">0</text:span><text:span text:style-name="T6">; i </text:span><text:span text:style-name="T5">&lt;</text:span><text:span text:style-name="T6"> </text:span><text:span text:style-name="T12">5</text:span><text:span text:style-name="T6">; </text:span><text:span text:style-name="T5">++</text:span><text:span text:style-name="T6">i) {</text:span></text:p>
      <text:p text:style-name="P2"><text:soft-page-break/><text:span text:style-name="T6"><text:s text:c="8"/></text:span><text:span text:style-name="T5">for</text:span><text:span text:style-name="T6"> (</text:span><text:span text:style-name="T8">int</text:span><text:span text:style-name="T6"> j </text:span><text:span text:style-name="T5">=</text:span><text:span text:style-name="T6"> </text:span><text:span text:style-name="T12">0</text:span><text:span text:style-name="T6">; j </text:span><text:span text:style-name="T5">&lt;</text:span><text:span text:style-name="T6"> </text:span><text:span text:style-name="T12">5</text:span><text:span text:style-name="T6">; </text:span><text:span text:style-name="T5">++</text:span><text:span text:style-name="T6">j) {</text:span></text:p>
      <text:p text:style-name="P2"><text:span text:style-name="T6"><text:s text:c="12"/></text:span><text:span text:style-name="T5">if</text:span><text:span text:style-name="T6"> (</text:span><text:span text:style-name="T11">matrix</text:span><text:span text:style-name="T10">[</text:span><text:span text:style-name="T6">i</text:span><text:span text:style-name="T10">][</text:span><text:span text:style-name="T6">j</text:span><text:span text:style-name="T10">]</text:span><text:span text:style-name="T6"> </text:span><text:span text:style-name="T5">==</text:span><text:span text:style-name="T6"> </text:span><text:span text:style-name="T11">c</text:span><text:span text:style-name="T6">) {</text:span></text:p>
      <text:p text:style-name="P2"><text:span text:style-name="T6"><text:s text:c="16"/></text:span><text:span text:style-name="T5">return</text:span><text:span text:style-name="T6"> {i, j};</text:span></text:p>
      <text:p text:style-name="P2"><text:span text:style-name="T6"><text:s text:c="12"/>}</text:span></text:p>
      <text:p text:style-name="P2"><text:span text:style-name="T6"><text:s text:c="8"/>}</text:span></text:p>
      <text:p text:style-name="P2"><text:span text:style-name="T6"><text:s text:c="4"/>}</text:span></text:p>
      <text:p text:style-name="P2"><text:span text:style-name="T6"><text:s text:c="4"/></text:span><text:span text:style-name="T5">return</text:span><text:span text:style-name="T6"> {</text:span><text:span text:style-name="T5">-</text:span><text:span text:style-name="T12">1</text:span><text:span text:style-name="T6">, </text:span><text:span text:style-name="T5">-</text:span><text:span text:style-name="T12">1</text:span><text:span text:style-name="T6">};</text:span><text:span text:style-name="T13"> </text:span></text:p>
      <text:p text:style-name="P2"><text:span text:style-name="T6">}</text:span></text:p>
      <text:p text:style-name="P3"/>
      <text:p text:style-name="P2"><text:span text:style-name="T9">string</text:span><text:span text:style-name="T6"> </text:span><text:span text:style-name="T10">processText</text:span><text:span text:style-name="T6">(</text:span><text:span text:style-name="T9">string</text:span><text:span text:style-name="T6"> </text:span><text:span text:style-name="T11">text</text:span><text:span text:style-name="T6">, </text:span><text:span text:style-name="T8">bool</text:span><text:span text:style-name="T6"> </text:span><text:span text:style-name="T11">encrypt</text:span><text:span text:style-name="T6">) {</text:span></text:p>
      <text:p text:style-name="P2"><text:span text:style-name="T6"><text:s text:c="4"/></text:span><text:span text:style-name="T9">string</text:span><text:span text:style-name="T6"> result;</text:span></text:p>
      <text:p text:style-name="P2"><text:span text:style-name="T6"><text:s text:c="4"/></text:span><text:span text:style-name="T5">for</text:span><text:span text:style-name="T6"> (</text:span><text:span text:style-name="T8">char</text:span><text:span text:style-name="T6"> </text:span><text:span text:style-name="T5">&amp;</text:span><text:span text:style-name="T6">c : </text:span><text:span text:style-name="T11">text</text:span><text:span text:style-name="T6">) {</text:span></text:p>
      <text:p text:style-name="P2"><text:span text:style-name="T6"><text:s text:c="8"/>c </text:span><text:span text:style-name="T5">=</text:span><text:span text:style-name="T6"> </text:span><text:span text:style-name="T10">toupper</text:span><text:span text:style-name="T6">(c);</text:span></text:p>
      <text:p text:style-name="P2"><text:span text:style-name="T6"><text:s text:c="8"/></text:span><text:span text:style-name="T5">if</text:span><text:span text:style-name="T6"> (c </text:span><text:span text:style-name="T5">==</text:span><text:span text:style-name="T6"> </text:span><text:span text:style-name="T7">'J'</text:span><text:span text:style-name="T6">) c </text:span><text:span text:style-name="T5">=</text:span><text:span text:style-name="T6"> </text:span><text:span text:style-name="T7">'I'</text:span><text:span text:style-name="T6">;</text:span></text:p>
      <text:p text:style-name="P2"><text:span text:style-name="T6"><text:s text:c="8"/></text:span><text:span text:style-name="T5">if</text:span><text:span text:style-name="T6"> (result.</text:span><text:span text:style-name="T10">empty</text:span><text:span text:style-name="T6">() </text:span><text:span text:style-name="T5">||</text:span><text:span text:style-name="T6"> result.</text:span><text:span text:style-name="T10">back</text:span><text:span text:style-name="T6">() </text:span><text:span text:style-name="T5">!=</text:span><text:span text:style-name="T6"> c) {</text:span></text:p>
      <text:p text:style-name="P2"><text:span text:style-name="T6"><text:s text:c="12"/>result.</text:span><text:span text:style-name="T10">push_back</text:span><text:span text:style-name="T6">(c);</text:span></text:p>
      <text:p text:style-name="P2"><text:span text:style-name="T6"><text:s text:c="8"/>} </text:span><text:span text:style-name="T5">else</text:span><text:span text:style-name="T6"> {</text:span></text:p>
      <text:p text:style-name="P2"><text:span text:style-name="T6"><text:s text:c="12"/>result.</text:span><text:span text:style-name="T10">push_back</text:span><text:span text:style-name="T6">(</text:span><text:span text:style-name="T7">'X'</text:span><text:span text:style-name="T6">);</text:span></text:p>
      <text:p text:style-name="P2"><text:span text:style-name="T6"><text:s text:c="12"/>result.</text:span><text:span text:style-name="T10">push_back</text:span><text:span text:style-name="T6">(c);</text:span></text:p>
      <text:p text:style-name="P2"><text:span text:style-name="T6"><text:s text:c="8"/>}</text:span></text:p>
      <text:p text:style-name="P2"><text:span text:style-name="T6"><text:s text:c="4"/>}</text:span></text:p>
      <text:p text:style-name="P2"><text:soft-page-break/><text:span text:style-name="T6"><text:s text:c="4"/></text:span><text:span text:style-name="T5">if</text:span><text:span text:style-name="T6"> (result.</text:span><text:span text:style-name="T10">size</text:span><text:span text:style-name="T6">() </text:span><text:span text:style-name="T5">%</text:span><text:span text:style-name="T6"> </text:span><text:span text:style-name="T12">2</text:span><text:span text:style-name="T6"> </text:span><text:span text:style-name="T5">!=</text:span><text:span text:style-name="T6"> </text:span><text:span text:style-name="T12">0</text:span><text:span text:style-name="T6">) {</text:span></text:p>
      <text:p text:style-name="P2"><text:span text:style-name="T6"><text:s text:c="8"/>result.</text:span><text:span text:style-name="T10">push_back</text:span><text:span text:style-name="T6">(</text:span><text:span text:style-name="T7">'X'</text:span><text:span text:style-name="T6">);</text:span></text:p>
      <text:p text:style-name="P2"><text:span text:style-name="T6"><text:s text:c="4"/>}</text:span></text:p>
      <text:p text:style-name="P2"><text:span text:style-name="T6"><text:s text:c="4"/></text:span><text:span text:style-name="T5">return</text:span><text:span text:style-name="T6"> result;</text:span></text:p>
      <text:p text:style-name="P2"><text:span text:style-name="T6">}</text:span></text:p>
      <text:p text:style-name="P3"/>
      <text:p text:style-name="P2"><text:span text:style-name="T9">string</text:span><text:span text:style-name="T6"> </text:span><text:span text:style-name="T10">playfairCipher</text:span><text:span text:style-name="T6">(</text:span><text:span text:style-name="T5">const</text:span><text:span text:style-name="T6"> </text:span><text:span text:style-name="T9">vector</text:span><text:span text:style-name="T6">&lt;</text:span><text:span text:style-name="T9">vector</text:span><text:span text:style-name="T6">&lt;</text:span><text:span text:style-name="T8">char</text:span><text:span text:style-name="T6">&gt;&gt; </text:span><text:span text:style-name="T5">&amp;</text:span><text:span text:style-name="T11">matrix</text:span><text:span text:style-name="T6">, </text:span><text:span text:style-name="T5">const</text:span><text:span text:style-name="T6"> </text:span><text:span text:style-name="T9">string</text:span><text:span text:style-name="T6"> </text:span><text:span text:style-name="T5">&amp;</text:span><text:span text:style-name="T11">text</text:span><text:span text:style-name="T6">, </text:span><text:span text:style-name="T8">bool</text:span><text:span text:style-name="T6"> </text:span><text:span text:style-name="T11">encrypt</text:span><text:span text:style-name="T6">) {</text:span></text:p>
      <text:p text:style-name="P2"><text:span text:style-name="T6"><text:s text:c="4"/></text:span><text:span text:style-name="T9">string</text:span><text:span text:style-name="T6"> processedText </text:span><text:span text:style-name="T5">=</text:span><text:span text:style-name="T6"> </text:span><text:span text:style-name="T10">processText</text:span><text:span text:style-name="T6">(</text:span><text:span text:style-name="T11">text</text:span><text:span text:style-name="T6">, </text:span><text:span text:style-name="T11">encrypt</text:span><text:span text:style-name="T6">);</text:span></text:p>
      <text:p text:style-name="P2"><text:span text:style-name="T6"><text:s text:c="4"/></text:span><text:span text:style-name="T9">string</text:span><text:span text:style-name="T6"> result;</text:span></text:p>
      <text:p text:style-name="P3"/>
      <text:p text:style-name="P2"><text:span text:style-name="T6"><text:s text:c="4"/></text:span><text:span text:style-name="T5">for</text:span><text:span text:style-name="T6"> (</text:span><text:span text:style-name="T9">size_t</text:span><text:span text:style-name="T6"> i </text:span><text:span text:style-name="T5">=</text:span><text:span text:style-name="T6"> </text:span><text:span text:style-name="T12">0</text:span><text:span text:style-name="T6">; i </text:span><text:span text:style-name="T5">&lt;</text:span><text:span text:style-name="T6"> processedText.</text:span><text:span text:style-name="T10">size</text:span><text:span text:style-name="T6">(); i </text:span><text:span text:style-name="T5">+=</text:span><text:span text:style-name="T6"> </text:span><text:span text:style-name="T12">2</text:span><text:span text:style-name="T6">) {</text:span></text:p>
      <text:p text:style-name="P2"><text:span text:style-name="T6"><text:s text:c="8"/></text:span><text:span text:style-name="T9">pair</text:span><text:span text:style-name="T5">&lt;</text:span><text:span text:style-name="T8">int</text:span><text:span text:style-name="T6">, </text:span><text:span text:style-name="T8">int</text:span><text:span text:style-name="T5">&gt;</text:span><text:span text:style-name="T6"> pos1 </text:span><text:span text:style-name="T5">=</text:span><text:span text:style-name="T6"> </text:span><text:span text:style-name="T10">findPosition</text:span><text:span text:style-name="T6">(</text:span><text:span text:style-name="T11">matrix</text:span><text:span text:style-name="T6">, processedText</text:span><text:span text:style-name="T10">[</text:span><text:span text:style-name="T6">i</text:span><text:span text:style-name="T10">]</text:span><text:span text:style-name="T6">);</text:span></text:p>
      <text:p text:style-name="P2"><text:span text:style-name="T6"><text:s text:c="8"/></text:span><text:span text:style-name="T9">pair</text:span><text:span text:style-name="T5">&lt;</text:span><text:span text:style-name="T8">int</text:span><text:span text:style-name="T6">, </text:span><text:span text:style-name="T8">int</text:span><text:span text:style-name="T5">&gt;</text:span><text:span text:style-name="T6"> pos2 </text:span><text:span text:style-name="T5">=</text:span><text:span text:style-name="T6"> </text:span><text:span text:style-name="T10">findPosition</text:span><text:span text:style-name="T6">(</text:span><text:span text:style-name="T11">matrix</text:span><text:span text:style-name="T6">, processedText</text:span><text:span text:style-name="T10">[</text:span><text:span text:style-name="T6">i </text:span><text:span text:style-name="T5">+</text:span><text:span text:style-name="T6"> </text:span><text:span text:style-name="T12">1</text:span><text:span text:style-name="T10">]</text:span><text:span text:style-name="T6">);</text:span></text:p>
      <text:p text:style-name="P3"/>
      <text:p text:style-name="P2"><text:span text:style-name="T6"><text:s text:c="8"/></text:span><text:span text:style-name="T5">if</text:span><text:span text:style-name="T6"> (pos1.second </text:span><text:span text:style-name="T5">==</text:span><text:span text:style-name="T6"> pos2.second) {</text:span><text:span text:style-name="T13"> // Same column</text:span></text:p>
      <text:p text:style-name="P2"><text:span text:style-name="T6"><text:s text:c="12"/>result </text:span><text:span text:style-name="T10">+=</text:span><text:span text:style-name="T6"> </text:span><text:span text:style-name="T11">matrix</text:span><text:span text:style-name="T10">[</text:span><text:span text:style-name="T6">(pos1.first </text:span><text:span text:style-name="T5">+</text:span><text:span text:style-name="T6"> (</text:span><text:span text:style-name="T11">encrypt</text:span><text:span text:style-name="T6"> </text:span><text:span text:style-name="T5">?</text:span><text:span text:style-name="T6"> </text:span><text:span text:style-name="T12">1</text:span><text:span text:style-name="T6"> </text:span><text:span text:style-name="T5">:</text:span><text:span text:style-name="T6"> </text:span><text:span text:style-name="T12">4</text:span><text:span text:style-name="T6">)) </text:span><text:span text:style-name="T5">%</text:span><text:span text:style-name="T6"> </text:span><text:span text:style-name="T12">5</text:span><text:span text:style-name="T10">][</text:span><text:span text:style-name="T6">pos1.second</text:span><text:span text:style-name="T10">]</text:span><text:span text:style-name="T6">;</text:span></text:p>
      <text:p text:style-name="P2"><text:span text:style-name="T6"><text:s text:c="12"/>result </text:span><text:span text:style-name="T10">+=</text:span><text:span text:style-name="T6"> </text:span><text:span text:style-name="T11">matrix</text:span><text:span text:style-name="T10">[</text:span><text:span text:style-name="T6">(pos2.first </text:span><text:span text:style-name="T5">+</text:span><text:span text:style-name="T6"> (</text:span><text:span text:style-name="T11">encrypt</text:span><text:span text:style-name="T6"> </text:span><text:span text:style-name="T5">?</text:span><text:span text:style-name="T6"> </text:span><text:span text:style-name="T12">1</text:span><text:span text:style-name="T6"> </text:span><text:span text:style-name="T5">:</text:span><text:span text:style-name="T6"> </text:span><text:span text:style-name="T12">4</text:span><text:span text:style-name="T6">)) </text:span><text:span text:style-name="T5">%</text:span><text:span text:style-name="T6"> </text:span><text:span text:style-name="T12">5</text:span><text:span text:style-name="T10">][</text:span><text:span text:style-name="T6">pos2.second</text:span><text:span text:style-name="T10">]</text:span><text:span text:style-name="T6">;</text:span></text:p>
      <text:p text:style-name="P2"><text:span text:style-name="T6"><text:s text:c="8"/>} </text:span><text:span text:style-name="T5">else</text:span><text:span text:style-name="T6"> </text:span><text:span text:style-name="T5">if</text:span><text:span text:style-name="T6"> (pos1.first </text:span><text:span text:style-name="T5">==</text:span><text:span text:style-name="T6"> pos2.first) {</text:span><text:span text:style-name="T13"> // Same row</text:span></text:p>
      <text:p text:style-name="P2"><text:span text:style-name="T6"><text:s text:c="12"/>result </text:span><text:span text:style-name="T10">+=</text:span><text:span text:style-name="T6"> </text:span><text:span text:style-name="T11">matrix</text:span><text:span text:style-name="T10">[</text:span><text:span text:style-name="T6">pos1.first</text:span><text:span text:style-name="T10">][</text:span><text:span text:style-name="T6">(pos1.second </text:span><text:span text:style-name="T5">+</text:span><text:span text:style-name="T6"> (</text:span><text:span text:style-name="T11">encrypt</text:span><text:span text:style-name="T6"> </text:span><text:span text:style-name="T5">?</text:span><text:span text:style-name="T6"> </text:span><text:span text:style-name="T12">1</text:span><text:span text:style-name="T6"> </text:span><text:span text:style-name="T5">:</text:span><text:span text:style-name="T6"> </text:span><text:span text:style-name="T12">4</text:span><text:span text:style-name="T6">)) </text:span><text:span text:style-name="T5">%</text:span><text:span text:style-name="T6"> </text:span><text:span text:style-name="T12">5</text:span><text:span text:style-name="T10">]</text:span><text:span text:style-name="T6">;</text:span></text:p>
      <text:p text:style-name="P2"><text:span text:style-name="T6"><text:s text:c="12"/>result </text:span><text:span text:style-name="T10">+=</text:span><text:span text:style-name="T6"> </text:span><text:span text:style-name="T11">matrix</text:span><text:span text:style-name="T10">[</text:span><text:span text:style-name="T6">pos2.first</text:span><text:span text:style-name="T10">][</text:span><text:span text:style-name="T6">(pos2.second </text:span><text:span text:style-name="T5">+</text:span><text:span text:style-name="T6"> (</text:span><text:span text:style-name="T11">encrypt</text:span><text:span text:style-name="T6"> </text:span><text:span text:style-name="T5">?</text:span><text:span text:style-name="T6"> </text:span><text:span text:style-name="T12">1</text:span><text:span text:style-name="T6"> </text:span><text:span text:style-name="T5">:</text:span><text:span text:style-name="T6"> </text:span><text:span text:style-name="T12">4</text:span><text:span text:style-name="T6">)) </text:span><text:span text:style-name="T5">%</text:span><text:span text:style-name="T6"> </text:span><text:span text:style-name="T12">5</text:span><text:span text:style-name="T10">]</text:span><text:span text:style-name="T6">;</text:span></text:p>
      <text:p text:style-name="P2"><text:span text:style-name="T6"><text:s text:c="8"/>} </text:span><text:span text:style-name="T5">else</text:span><text:span text:style-name="T6"> {</text:span><text:span text:style-name="T13"> // Rectangle</text:span></text:p>
      <text:p text:style-name="P2"><text:soft-page-break/><text:span text:style-name="T6"><text:s text:c="12"/>result </text:span><text:span text:style-name="T10">+=</text:span><text:span text:style-name="T6"> </text:span><text:span text:style-name="T11">matrix</text:span><text:span text:style-name="T10">[</text:span><text:span text:style-name="T6">pos1.first</text:span><text:span text:style-name="T10">][</text:span><text:span text:style-name="T6">pos2.second</text:span><text:span text:style-name="T10">]</text:span><text:span text:style-name="T6">;</text:span></text:p>
      <text:p text:style-name="P2"><text:span text:style-name="T6"><text:s text:c="12"/>result </text:span><text:span text:style-name="T10">+=</text:span><text:span text:style-name="T6"> </text:span><text:span text:style-name="T11">matrix</text:span><text:span text:style-name="T10">[</text:span><text:span text:style-name="T6">pos2.first</text:span><text:span text:style-name="T10">][</text:span><text:span text:style-name="T6">pos1.second</text:span><text:span text:style-name="T10">]</text:span><text:span text:style-name="T6">;</text:span></text:p>
      <text:p text:style-name="P2"><text:span text:style-name="T6"><text:s text:c="8"/>}</text:span></text:p>
      <text:p text:style-name="P2"><text:span text:style-name="T6"><text:s text:c="4"/>}</text:span></text:p>
      <text:p text:style-name="P2"><text:span text:style-name="T6"><text:s text:c="4"/></text:span><text:span text:style-name="T5">return</text:span><text:span text:style-name="T6"> result;</text:span></text:p>
      <text:p text:style-name="P2"><text:span text:style-name="T6">}</text:span></text:p>
      <text:p text:style-name="P3"/>
      <text:p text:style-name="P2"><text:span text:style-name="T8">int</text:span><text:span text:style-name="T6"> </text:span><text:span text:style-name="T10">main</text:span><text:span text:style-name="T6">() {</text:span></text:p>
      <text:p text:style-name="P2"><text:span text:style-name="T6"><text:s text:c="4"/></text:span><text:span text:style-name="T9">string</text:span><text:span text:style-name="T6"> key;</text:span></text:p>
      <text:p text:style-name="P2"><text:span text:style-name="T6"><text:s text:c="4"/>cout </text:span><text:span text:style-name="T10">&lt;&lt;</text:span><text:span text:style-name="T6"> </text:span><text:span text:style-name="T7">"Enter key: "</text:span><text:span text:style-name="T6">;</text:span></text:p>
      <text:p text:style-name="P2"><text:span text:style-name="T6"><text:s text:c="4"/></text:span><text:span text:style-name="T10">getline</text:span><text:span text:style-name="T6">(cin, key);</text:span></text:p>
      <text:p text:style-name="P2"><text:span text:style-name="T6"><text:s text:c="3"/></text:span></text:p>
      <text:p text:style-name="P3"/>
      <text:p text:style-name="P2"><text:span text:style-name="T6"><text:s text:c="4"/></text:span><text:span text:style-name="T9">vector</text:span><text:span text:style-name="T5">&lt;</text:span><text:span text:style-name="T9">vector</text:span><text:span text:style-name="T5">&lt;</text:span><text:span text:style-name="T8">char</text:span><text:span text:style-name="T5">&gt;&gt;</text:span><text:span text:style-name="T6"> matrix </text:span><text:span text:style-name="T5">=</text:span><text:span text:style-name="T6"> </text:span><text:span text:style-name="T10">createMatrix</text:span><text:span text:style-name="T6">(key);</text:span></text:p>
      <text:p text:style-name="P3"/>
      <text:p text:style-name="P3"/>
      <text:p text:style-name="P2"><text:span text:style-name="T6"><text:s text:c="8"/></text:span><text:span text:style-name="T9">string</text:span><text:span text:style-name="T6"> plaintext;</text:span></text:p>
      <text:p text:style-name="P2"><text:span text:style-name="T6"><text:s text:c="8"/>cout </text:span><text:span text:style-name="T10">&lt;&lt;</text:span><text:span text:style-name="T6"> </text:span><text:span text:style-name="T7">"Enter plaintext: "</text:span><text:span text:style-name="T6">;</text:span></text:p>
      <text:p text:style-name="P2"><text:span text:style-name="T6"><text:s text:c="8"/></text:span><text:span text:style-name="T10">getline</text:span><text:span text:style-name="T6">(cin, plaintext);</text:span></text:p>
      <text:p text:style-name="P2"><text:span text:style-name="T6"><text:s text:c="8"/></text:span><text:span text:style-name="T9">string</text:span><text:span text:style-name="T6"> ciphertext </text:span><text:span text:style-name="T5">=</text:span><text:span text:style-name="T6"> </text:span><text:span text:style-name="T10">playfairCipher</text:span><text:span text:style-name="T6">(matrix, plaintext, </text:span><text:span text:style-name="T12">true</text:span><text:span text:style-name="T6">);</text:span></text:p>
      <text:p text:style-name="P2"><text:span text:style-name="T6"><text:s text:c="8"/>cout </text:span><text:span text:style-name="T10">&lt;&lt;</text:span><text:span text:style-name="T6"> </text:span><text:span text:style-name="T7">"Ciphertext: "</text:span><text:span text:style-name="T6"> </text:span><text:span text:style-name="T10">&lt;&lt;</text:span><text:span text:style-name="T6"> ciphertext </text:span><text:span text:style-name="T10">&lt;&lt;</text:span><text:span text:style-name="T6"> </text:span><text:span text:style-name="T10">endl</text:span><text:span text:style-name="T6">;</text:span></text:p>
      <text:p text:style-name="P2"><text:soft-page-break/><text:span text:style-name="T6"><text:s/></text:span></text:p>
      <text:p text:style-name="P3"/>
      <text:p text:style-name="P2"><text:span text:style-name="T6"><text:s text:c="4"/></text:span><text:span text:style-name="T5">return</text:span><text:span text:style-name="T6"> </text:span><text:span text:style-name="T12">0</text:span><text:span text:style-name="T6">;</text:span></text:p>
      <text:p text:style-name="P2"><text:span text:style-name="T6">}</text:span></text:p>
      <text:p text:style-name="P3"/>
      <text:p text:style-name="P5"/>
      <text:p text:style-name="Standard"><draw:frame draw:style-name="fr1" draw:name="image2.png" text:anchor-type="as-char" svg:width="6.5in" svg:height="0.639in" draw:z-index="0"><draw:image xlink:href="Pictures/10000201000005F600000095FA43A30844C97D4D.png" xlink:type="simple" xlink:show="embed" xlink:actuate="onLoad" loext:mime-type="image/png"/></draw:frame></text:p>
      <text:p text:style-name="Standard"><text:span text:style-name="T3">Task3 :</text:span></text:p>
      <text:p text:style-name="P6"/>
      <text:p text:style-name="P7"><text:span text:style-name="T5">#include</text:span><text:span text:style-name="T6"> </text:span><text:span text:style-name="T7">&lt;bits/stdc++.h&gt;</text:span></text:p>
      <text:p text:style-name="P7"><text:span text:style-name="T5">#include</text:span><text:span text:style-name="T7">&lt;unordered_set&gt;</text:span></text:p>
      <text:p text:style-name="P7"><text:span text:style-name="T5">using</text:span><text:span text:style-name="T6"> </text:span><text:span text:style-name="T8">namespace</text:span><text:span text:style-name="T6"> std;</text:span></text:p>
      <text:p text:style-name="P4"/>
      <text:p text:style-name="P7"><text:span text:style-name="T9">vector</text:span><text:span text:style-name="T6">&lt;</text:span><text:span text:style-name="T9">string</text:span><text:span text:style-name="T6">&gt; </text:span><text:span text:style-name="T10">createBigraphs</text:span><text:span text:style-name="T6">(</text:span><text:span text:style-name="T9">string</text:span><text:span text:style-name="T6"> </text:span><text:span text:style-name="T11">cipher</text:span><text:span text:style-name="T6">) {</text:span></text:p>
      <text:p text:style-name="P7"><text:span text:style-name="T6"><text:s text:c="4"/></text:span><text:span text:style-name="T9">vector</text:span><text:span text:style-name="T5">&lt;</text:span><text:span text:style-name="T9">string</text:span><text:span text:style-name="T5">&gt;</text:span><text:span text:style-name="T6"> result;</text:span></text:p>
      <text:p text:style-name="P7"><text:span text:style-name="T6"><text:s text:c="4"/></text:span><text:span text:style-name="T5">for</text:span><text:span text:style-name="T6"> (</text:span><text:span text:style-name="T8">int</text:span><text:span text:style-name="T6"> i </text:span><text:span text:style-name="T5">=</text:span><text:span text:style-name="T6"> </text:span><text:span text:style-name="T12">0</text:span><text:span text:style-name="T6">; i </text:span><text:span text:style-name="T5">&lt;</text:span><text:span text:style-name="T6"> </text:span><text:span text:style-name="T11">cipher</text:span><text:span text:style-name="T6">.</text:span><text:span text:style-name="T10">length</text:span><text:span text:style-name="T6">(); i </text:span><text:span text:style-name="T5">+=</text:span><text:span text:style-name="T6"> </text:span><text:span text:style-name="T12">2</text:span><text:span text:style-name="T6">) {</text:span></text:p>
      <text:p text:style-name="P7"><text:span text:style-name="T6"><text:s text:c="8"/>result.</text:span><text:span text:style-name="T10">push_back</text:span><text:span text:style-name="T6">(</text:span><text:span text:style-name="T11">cipher</text:span><text:span text:style-name="T6">.</text:span><text:span text:style-name="T10">substr</text:span><text:span text:style-name="T6">(i, </text:span><text:span text:style-name="T12">2</text:span><text:span text:style-name="T6">));</text:span></text:p>
      <text:p text:style-name="P7"><text:span text:style-name="T6"><text:s text:c="4"/>}</text:span></text:p>
      <text:p text:style-name="P7"><text:span text:style-name="T6"><text:s text:c="4"/></text:span><text:span text:style-name="T5">return</text:span><text:span text:style-name="T6"> result;</text:span></text:p>
      <text:p text:style-name="P7"><text:span text:style-name="T6">}</text:span></text:p>
      <text:p text:style-name="P4"/>
      <text:p text:style-name="P7"><text:soft-page-break/><text:span text:style-name="T9">unordered_map</text:span><text:span text:style-name="T6">&lt;</text:span><text:span text:style-name="T9">string</text:span><text:span text:style-name="T6">, </text:span><text:span text:style-name="T8">int</text:span><text:span text:style-name="T6">&gt; </text:span><text:span text:style-name="T10">calcFreq</text:span><text:span text:style-name="T6">(</text:span><text:span text:style-name="T9">vector</text:span><text:span text:style-name="T6">&lt;</text:span><text:span text:style-name="T9">string</text:span><text:span text:style-name="T6">&gt; </text:span><text:span text:style-name="T11">bigraphs</text:span><text:span text:style-name="T6">) {</text:span></text:p>
      <text:p text:style-name="P7"><text:span text:style-name="T6"><text:s text:c="4"/></text:span><text:span text:style-name="T9">unordered_map</text:span><text:span text:style-name="T5">&lt;</text:span><text:span text:style-name="T9">string</text:span><text:span text:style-name="T6">, </text:span><text:span text:style-name="T8">int</text:span><text:span text:style-name="T5">&gt;</text:span><text:span text:style-name="T6"> freqs;</text:span></text:p>
      <text:p text:style-name="P7"><text:span text:style-name="T6"><text:s text:c="4"/></text:span><text:span text:style-name="T5">for</text:span><text:span text:style-name="T6"> (</text:span><text:span text:style-name="T9">string</text:span><text:span text:style-name="T6"> b : </text:span><text:span text:style-name="T11">bigraphs</text:span><text:span text:style-name="T6">) {</text:span></text:p>
      <text:p text:style-name="P7"><text:span text:style-name="T6"><text:s text:c="8"/>freqs</text:span><text:span text:style-name="T10">[</text:span><text:span text:style-name="T6">b</text:span><text:span text:style-name="T10">]</text:span><text:span text:style-name="T5">++</text:span><text:span text:style-name="T6">;</text:span></text:p>
      <text:p text:style-name="P7"><text:span text:style-name="T6"><text:s text:c="4"/>}</text:span></text:p>
      <text:p text:style-name="P7"><text:span text:style-name="T6"><text:s text:c="4"/></text:span><text:span text:style-name="T5">return</text:span><text:span text:style-name="T6"> freqs;</text:span></text:p>
      <text:p text:style-name="P7"><text:span text:style-name="T6">}</text:span></text:p>
      <text:p text:style-name="P4"/>
      <text:p text:style-name="P7"><text:span text:style-name="T8">double</text:span><text:span text:style-name="T6"> </text:span><text:span text:style-name="T10">freqattack</text:span><text:span text:style-name="T6">(</text:span><text:span text:style-name="T9">unordered_map</text:span><text:span text:style-name="T6">&lt;</text:span><text:span text:style-name="T9">string</text:span><text:span text:style-name="T6">, </text:span><text:span text:style-name="T8">int</text:span><text:span text:style-name="T6">&gt; </text:span><text:span text:style-name="T11">obsFreqs</text:span><text:span text:style-name="T6">, </text:span><text:span text:style-name="T9">unordered_map</text:span><text:span text:style-name="T6">&lt;</text:span><text:span text:style-name="T9">string</text:span><text:span text:style-name="T6">, </text:span><text:span text:style-name="T8">double</text:span><text:span text:style-name="T6">&gt; </text:span><text:span text:style-name="T11">expFreqs</text:span><text:span text:style-name="T6">, </text:span><text:span text:style-name="T8">int</text:span><text:span text:style-name="T6"> </text:span><text:span text:style-name="T11">total</text:span><text:span text:style-name="T6">) {</text:span></text:p>
      <text:p text:style-name="P7"><text:span text:style-name="T6"><text:s text:c="4"/></text:span><text:span text:style-name="T8">double</text:span><text:span text:style-name="T6"> result </text:span><text:span text:style-name="T5">=</text:span><text:span text:style-name="T6"> </text:span><text:span text:style-name="T12">0</text:span><text:span text:style-name="T6">;</text:span></text:p>
      <text:p text:style-name="P7"><text:span text:style-name="T6"><text:s text:c="4"/></text:span><text:span text:style-name="T5">for</text:span><text:span text:style-name="T6"> (</text:span><text:span text:style-name="T8">auto</text:span><text:span text:style-name="T6"> pair : </text:span><text:span text:style-name="T11">expFreqs</text:span><text:span text:style-name="T6">) {</text:span></text:p>
      <text:p text:style-name="P7"><text:span text:style-name="T6"><text:s text:c="8"/></text:span><text:span text:style-name="T9">string</text:span><text:span text:style-name="T6"> bigraph </text:span><text:span text:style-name="T5">=</text:span><text:span text:style-name="T6"> pair.first;</text:span></text:p>
      <text:p text:style-name="P7"><text:span text:style-name="T6"><text:s text:c="8"/></text:span><text:span text:style-name="T8">double</text:span><text:span text:style-name="T6"> expCount </text:span><text:span text:style-name="T5">=</text:span><text:span text:style-name="T6"> (pair.second </text:span><text:span text:style-name="T5">*</text:span><text:span text:style-name="T6"> </text:span><text:span text:style-name="T11">total</text:span><text:span text:style-name="T6">) </text:span><text:span text:style-name="T5">/</text:span><text:span text:style-name="T6"> </text:span><text:span text:style-name="T12">100</text:span><text:span text:style-name="T6">;</text:span></text:p>
      <text:p text:style-name="P7"><text:span text:style-name="T6"><text:s text:c="8"/></text:span><text:span text:style-name="T8">int</text:span><text:span text:style-name="T6"> obsCount </text:span><text:span text:style-name="T5">=</text:span><text:span text:style-name="T6"> </text:span><text:span text:style-name="T12">0</text:span><text:span text:style-name="T6">;</text:span></text:p>
      <text:p text:style-name="P7"><text:span text:style-name="T6"><text:s text:c="8"/></text:span><text:span text:style-name="T5">if</text:span><text:span text:style-name="T6"> (</text:span><text:span text:style-name="T11">obsFreqs</text:span><text:span text:style-name="T6">.</text:span><text:span text:style-name="T10">find</text:span><text:span text:style-name="T6">(bigraph) </text:span><text:span text:style-name="T10">!=</text:span><text:span text:style-name="T6"> </text:span><text:span text:style-name="T11">obsFreqs</text:span><text:span text:style-name="T6">.</text:span><text:span text:style-name="T10">end</text:span><text:span text:style-name="T6">()) {</text:span></text:p>
      <text:p text:style-name="P7"><text:span text:style-name="T6"><text:s text:c="12"/>obsCount </text:span><text:span text:style-name="T5">=</text:span><text:span text:style-name="T6"> </text:span><text:span text:style-name="T11">obsFreqs</text:span><text:span text:style-name="T10">[</text:span><text:span text:style-name="T6">bigraph</text:span><text:span text:style-name="T10">]</text:span><text:span text:style-name="T6">;</text:span></text:p>
      <text:p text:style-name="P7"><text:span text:style-name="T6"><text:s text:c="8"/>}</text:span></text:p>
      <text:p text:style-name="P7"><text:span text:style-name="T6"><text:s text:c="8"/>result </text:span><text:span text:style-name="T5">+=</text:span><text:span text:style-name="T6"> </text:span><text:span text:style-name="T10">pow</text:span><text:span text:style-name="T6">(obsCount </text:span><text:span text:style-name="T5">-</text:span><text:span text:style-name="T6"> expCount, </text:span><text:span text:style-name="T12">2</text:span><text:span text:style-name="T6">) </text:span><text:span text:style-name="T5">/</text:span><text:span text:style-name="T6"> expCount;</text:span></text:p>
      <text:p text:style-name="P7"><text:span text:style-name="T6"><text:s text:c="4"/>}</text:span></text:p>
      <text:p text:style-name="P7"><text:span text:style-name="T6"><text:s text:c="4"/></text:span><text:span text:style-name="T5">return</text:span><text:span text:style-name="T6"> result;</text:span></text:p>
      <text:p text:style-name="P7"><text:span text:style-name="T6">}</text:span></text:p>
      <text:p text:style-name="P4"><text:soft-page-break/></text:p>
      <text:p text:style-name="P7"><text:span text:style-name="T9">unordered_map</text:span><text:span text:style-name="T6">&lt;</text:span><text:span text:style-name="T9">string</text:span><text:span text:style-name="T6">, </text:span><text:span text:style-name="T8">double</text:span><text:span text:style-name="T6">&gt; </text:span><text:span text:style-name="T10">getExpectedFrequencies</text:span><text:span text:style-name="T6">() {</text:span></text:p>
      <text:p text:style-name="P7"><text:span text:style-name="T6"><text:s text:c="4"/></text:span><text:span text:style-name="T5">return</text:span><text:span text:style-name="T6"> {</text:span></text:p>
      <text:p text:style-name="P7"><text:span text:style-name="T6"><text:s text:c="4"/>{</text:span><text:span text:style-name="T7">"TH"</text:span><text:span text:style-name="T6">, </text:span><text:span text:style-name="T12">1.52</text:span><text:span text:style-name="T6">}, {</text:span><text:span text:style-name="T7">"HE"</text:span><text:span text:style-name="T6">, </text:span><text:span text:style-name="T12">1.28</text:span><text:span text:style-name="T6">}, {</text:span><text:span text:style-name="T7">"IN"</text:span><text:span text:style-name="T6">, </text:span><text:span text:style-name="T12">0.94</text:span><text:span text:style-name="T6">}, {</text:span><text:span text:style-name="T7">"ER"</text:span><text:span text:style-name="T6">, </text:span><text:span text:style-name="T12">0.94</text:span><text:span text:style-name="T6">}, {</text:span><text:span text:style-name="T7">"AN"</text:span><text:span text:style-name="T6">, </text:span><text:span text:style-name="T12">0.82</text:span><text:span text:style-name="T6">},</text:span></text:p>
      <text:p text:style-name="P7"><text:span text:style-name="T6"><text:s text:c="4"/>{</text:span><text:span text:style-name="T7">"RE"</text:span><text:span text:style-name="T6">, </text:span><text:span text:style-name="T12">0.68</text:span><text:span text:style-name="T6">}, {</text:span><text:span text:style-name="T7">"ND"</text:span><text:span text:style-name="T6">,</text:span><text:span text:style-name="T12">0.63</text:span><text:span text:style-name="T6">},{</text:span><text:span text:style-name="T7">"AT"</text:span><text:span text:style-name="T6">,</text:span><text:span text:style-name="T12">0.59</text:span><text:span text:style-name="T6">},{</text:span><text:span text:style-name="T7">"ON"</text:span><text:span text:style-name="T6">, </text:span><text:span text:style-name="T12">0.57</text:span><text:span text:style-name="T6">}, {</text:span><text:span text:style-name="T7">"NT"</text:span><text:span text:style-name="T6">,</text:span><text:span text:style-name="T12">0.56</text:span><text:span text:style-name="T6">} ,{</text:span><text:span text:style-name="T7">"HA"</text:span><text:span text:style-name="T6">,</text:span><text:span text:style-name="T12">0.56</text:span><text:span text:style-name="T6">}, {</text:span><text:span text:style-name="T7">"ES"</text:span><text:span text:style-name="T6">,</text:span><text:span text:style-name="T12">0.56</text:span><text:span text:style-name="T6">},{</text:span><text:span text:style-name="T7">"ST"</text:span><text:span text:style-name="T6">,</text:span><text:span text:style-name="T12">0.55</text:span><text:span text:style-name="T6">}, <text:s/>{</text:span><text:span text:style-name="T7">"EN"</text:span><text:span text:style-name="T6">, </text:span><text:span text:style-name="T12">0.55</text:span><text:span text:style-name="T6">}, {</text:span><text:span text:style-name="T7">"ED"</text:span><text:span text:style-name="T6">, </text:span><text:span text:style-name="T12">0.53</text:span><text:span text:style-name="T6">}, {</text:span><text:span text:style-name="T7">"TO"</text:span><text:span text:style-name="T6">,</text:span><text:span text:style-name="T12">0.52</text:span><text:span text:style-name="T6">}, {</text:span><text:span text:style-name="T7">"IT"</text:span><text:span text:style-name="T6">,</text:span><text:span text:style-name="T12">0.50</text:span><text:span text:style-name="T6">} ,{</text:span><text:span text:style-name="T7">"OU"</text:span><text:span text:style-name="T6">,</text:span><text:span text:style-name="T12">0.50</text:span><text:span text:style-name="T6">}</text:span></text:p>
      <text:p text:style-name="P7"><text:span text:style-name="T6"><text:s text:c="4"/>};</text:span></text:p>
      <text:p text:style-name="P7"><text:span text:style-name="T6">}</text:span></text:p>
      <text:p text:style-name="P4"/>
      <text:p text:style-name="P7"><text:span text:style-name="T9">string</text:span><text:span text:style-name="T6"> </text:span><text:span text:style-name="T10">playfairDecrypt</text:span><text:span text:style-name="T6">(</text:span><text:span text:style-name="T9">string</text:span><text:span text:style-name="T6"> </text:span><text:span text:style-name="T11">cipher</text:span><text:span text:style-name="T6">, </text:span><text:span text:style-name="T9">vector</text:span><text:span text:style-name="T6">&lt;</text:span><text:span text:style-name="T9">vector</text:span><text:span text:style-name="T6">&lt;</text:span><text:span text:style-name="T8">char</text:span><text:span text:style-name="T6">&gt;&gt; </text:span><text:span text:style-name="T11">keyMatrix</text:span><text:span text:style-name="T6">) {</text:span></text:p>
      <text:p text:style-name="P7"><text:span text:style-name="T6"><text:s text:c="4"/></text:span><text:span text:style-name="T9">string</text:span><text:span text:style-name="T6"> plaintext </text:span><text:span text:style-name="T5">=</text:span><text:span text:style-name="T6"> </text:span><text:span text:style-name="T7">""</text:span><text:span text:style-name="T6">;</text:span></text:p>
      <text:p text:style-name="P4"/>
      <text:p text:style-name="P7"><text:span text:style-name="T6"><text:s text:c="4"/></text:span><text:span text:style-name="T5">for</text:span><text:span text:style-name="T6"> (</text:span><text:span text:style-name="T8">int</text:span><text:span text:style-name="T6"> i </text:span><text:span text:style-name="T5">=</text:span><text:span text:style-name="T6"> </text:span><text:span text:style-name="T12">0</text:span><text:span text:style-name="T6">; i </text:span><text:span text:style-name="T5">&lt;</text:span><text:span text:style-name="T6"> </text:span><text:span text:style-name="T11">cipher</text:span><text:span text:style-name="T6">.</text:span><text:span text:style-name="T10">length</text:span><text:span text:style-name="T6">(); i </text:span><text:span text:style-name="T5">+=</text:span><text:span text:style-name="T6"> </text:span><text:span text:style-name="T12">2</text:span><text:span text:style-name="T6">) {</text:span></text:p>
      <text:p text:style-name="P7"><text:span text:style-name="T6"><text:s text:c="8"/></text:span><text:span text:style-name="T8">char</text:span><text:span text:style-name="T6"> first </text:span><text:span text:style-name="T5">=</text:span><text:span text:style-name="T6"> </text:span><text:span text:style-name="T11">cipher</text:span><text:span text:style-name="T10">[</text:span><text:span text:style-name="T6">i</text:span><text:span text:style-name="T10">]</text:span><text:span text:style-name="T6">;</text:span></text:p>
      <text:p text:style-name="P7"><text:span text:style-name="T6"><text:s text:c="8"/></text:span><text:span text:style-name="T8">char</text:span><text:span text:style-name="T6"> second </text:span><text:span text:style-name="T5">=</text:span><text:span text:style-name="T6"> </text:span><text:span text:style-name="T11">cipher</text:span><text:span text:style-name="T10">[</text:span><text:span text:style-name="T6">i </text:span><text:span text:style-name="T5">+</text:span><text:span text:style-name="T6"> </text:span><text:span text:style-name="T12">1</text:span><text:span text:style-name="T10">]</text:span><text:span text:style-name="T6">;</text:span></text:p>
      <text:p text:style-name="P7"><text:span text:style-name="T6"><text:s text:c="8"/></text:span><text:span text:style-name="T8">int</text:span><text:span text:style-name="T6"> r1, c1, r2, c2;</text:span></text:p>
      <text:p text:style-name="P4"/>
      <text:p text:style-name="P7"><text:span text:style-name="T6"><text:s text:c="8"/></text:span><text:span text:style-name="T5">for</text:span><text:span text:style-name="T6"> (</text:span><text:span text:style-name="T8">int</text:span><text:span text:style-name="T6"> r </text:span><text:span text:style-name="T5">=</text:span><text:span text:style-name="T6"> </text:span><text:span text:style-name="T12">0</text:span><text:span text:style-name="T6">; r </text:span><text:span text:style-name="T5">&lt;</text:span><text:span text:style-name="T6"> </text:span><text:span text:style-name="T12">5</text:span><text:span text:style-name="T6">; </text:span><text:span text:style-name="T5">++</text:span><text:span text:style-name="T6">r) {</text:span></text:p>
      <text:p text:style-name="P7"><text:span text:style-name="T6"><text:s text:c="12"/></text:span><text:span text:style-name="T5">for</text:span><text:span text:style-name="T6"> (</text:span><text:span text:style-name="T8">int</text:span><text:span text:style-name="T6"> c </text:span><text:span text:style-name="T5">=</text:span><text:span text:style-name="T6"> </text:span><text:span text:style-name="T12">0</text:span><text:span text:style-name="T6">; c </text:span><text:span text:style-name="T5">&lt;</text:span><text:span text:style-name="T6"> </text:span><text:span text:style-name="T12">5</text:span><text:span text:style-name="T6">; </text:span><text:span text:style-name="T5">++</text:span><text:span text:style-name="T6">c) {</text:span></text:p>
      <text:p text:style-name="P7"><text:span text:style-name="T6"><text:s text:c="16"/></text:span><text:span text:style-name="T5">if</text:span><text:span text:style-name="T6"> (</text:span><text:span text:style-name="T11">keyMatrix</text:span><text:span text:style-name="T10">[</text:span><text:span text:style-name="T6">r</text:span><text:span text:style-name="T10">][</text:span><text:span text:style-name="T6">c</text:span><text:span text:style-name="T10">]</text:span><text:span text:style-name="T6"> </text:span><text:span text:style-name="T5">==</text:span><text:span text:style-name="T6"> first) {</text:span></text:p>
      <text:p text:style-name="P7"><text:span text:style-name="T6"><text:s text:c="20"/>r1 </text:span><text:span text:style-name="T5">=</text:span><text:span text:style-name="T6"> r;</text:span></text:p>
      <text:p text:style-name="P7"><text:span text:style-name="T6"><text:s text:c="20"/>c1 </text:span><text:span text:style-name="T5">=</text:span><text:span text:style-name="T6"> c;</text:span></text:p>
      <text:p text:style-name="P7"><text:soft-page-break/><text:span text:style-name="T6"><text:s text:c="16"/>}</text:span></text:p>
      <text:p text:style-name="P7"><text:span text:style-name="T6"><text:s text:c="16"/></text:span><text:span text:style-name="T5">if</text:span><text:span text:style-name="T6"> (</text:span><text:span text:style-name="T11">keyMatrix</text:span><text:span text:style-name="T10">[</text:span><text:span text:style-name="T6">r</text:span><text:span text:style-name="T10">][</text:span><text:span text:style-name="T6">c</text:span><text:span text:style-name="T10">]</text:span><text:span text:style-name="T6"> </text:span><text:span text:style-name="T5">==</text:span><text:span text:style-name="T6"> second) {</text:span></text:p>
      <text:p text:style-name="P7"><text:span text:style-name="T6"><text:s text:c="20"/>r2 </text:span><text:span text:style-name="T5">=</text:span><text:span text:style-name="T6"> r;</text:span></text:p>
      <text:p text:style-name="P7"><text:span text:style-name="T6"><text:s text:c="20"/>c2 </text:span><text:span text:style-name="T5">=</text:span><text:span text:style-name="T6"> c;</text:span></text:p>
      <text:p text:style-name="P7"><text:span text:style-name="T6"><text:s text:c="16"/>}</text:span></text:p>
      <text:p text:style-name="P7"><text:span text:style-name="T6"><text:s text:c="12"/>}</text:span></text:p>
      <text:p text:style-name="P7"><text:span text:style-name="T6"><text:s text:c="8"/>}</text:span></text:p>
      <text:p text:style-name="P4"/>
      <text:p text:style-name="P7"><text:span text:style-name="T6"><text:s text:c="8"/></text:span><text:span text:style-name="T5">if</text:span><text:span text:style-name="T6"> (r1 </text:span><text:span text:style-name="T5">==</text:span><text:span text:style-name="T6"> r2) {</text:span></text:p>
      <text:p text:style-name="P7"><text:span text:style-name="T6"><text:s text:c="12"/>plaintext </text:span><text:span text:style-name="T10">+=</text:span><text:span text:style-name="T6"> </text:span><text:span text:style-name="T11">keyMatrix</text:span><text:span text:style-name="T10">[</text:span><text:span text:style-name="T6">r1</text:span><text:span text:style-name="T10">][</text:span><text:span text:style-name="T6">(c1 </text:span><text:span text:style-name="T5">+</text:span><text:span text:style-name="T6"> </text:span><text:span text:style-name="T12">4</text:span><text:span text:style-name="T6">) </text:span><text:span text:style-name="T5">%</text:span><text:span text:style-name="T6"> </text:span><text:span text:style-name="T12">5</text:span><text:span text:style-name="T10">]</text:span><text:span text:style-name="T6">;</text:span></text:p>
      <text:p text:style-name="P7"><text:span text:style-name="T6"><text:s text:c="12"/>plaintext </text:span><text:span text:style-name="T10">+=</text:span><text:span text:style-name="T6"> </text:span><text:span text:style-name="T11">keyMatrix</text:span><text:span text:style-name="T10">[</text:span><text:span text:style-name="T6">r2</text:span><text:span text:style-name="T10">][</text:span><text:span text:style-name="T6">(c2 </text:span><text:span text:style-name="T5">+</text:span><text:span text:style-name="T6"> </text:span><text:span text:style-name="T12">4</text:span><text:span text:style-name="T6">) </text:span><text:span text:style-name="T5">%</text:span><text:span text:style-name="T6"> </text:span><text:span text:style-name="T12">5</text:span><text:span text:style-name="T10">]</text:span><text:span text:style-name="T6">;</text:span></text:p>
      <text:p text:style-name="P7"><text:span text:style-name="T6"><text:s text:c="8"/>} </text:span><text:span text:style-name="T5">else</text:span><text:span text:style-name="T6"> </text:span><text:span text:style-name="T5">if</text:span><text:span text:style-name="T6"> (c1 </text:span><text:span text:style-name="T5">==</text:span><text:span text:style-name="T6"> c2) {</text:span></text:p>
      <text:p text:style-name="P7"><text:span text:style-name="T6"><text:s text:c="12"/>plaintext </text:span><text:span text:style-name="T10">+=</text:span><text:span text:style-name="T6"> </text:span><text:span text:style-name="T11">keyMatrix</text:span><text:span text:style-name="T10">[</text:span><text:span text:style-name="T6">(r1 </text:span><text:span text:style-name="T5">+</text:span><text:span text:style-name="T6"> </text:span><text:span text:style-name="T12">4</text:span><text:span text:style-name="T6">) </text:span><text:span text:style-name="T5">%</text:span><text:span text:style-name="T6"> </text:span><text:span text:style-name="T12">5</text:span><text:span text:style-name="T10">][</text:span><text:span text:style-name="T6">c1</text:span><text:span text:style-name="T10">]</text:span><text:span text:style-name="T6">;</text:span></text:p>
      <text:p text:style-name="P7"><text:span text:style-name="T6"><text:s text:c="12"/>plaintext </text:span><text:span text:style-name="T10">+=</text:span><text:span text:style-name="T6"> </text:span><text:span text:style-name="T11">keyMatrix</text:span><text:span text:style-name="T10">[</text:span><text:span text:style-name="T6">(r2 </text:span><text:span text:style-name="T5">+</text:span><text:span text:style-name="T6"> </text:span><text:span text:style-name="T12">4</text:span><text:span text:style-name="T6">) </text:span><text:span text:style-name="T5">%</text:span><text:span text:style-name="T6"> </text:span><text:span text:style-name="T12">5</text:span><text:span text:style-name="T10">][</text:span><text:span text:style-name="T6">c2</text:span><text:span text:style-name="T10">]</text:span><text:span text:style-name="T6">;</text:span></text:p>
      <text:p text:style-name="P7"><text:span text:style-name="T6"><text:s text:c="8"/>} </text:span><text:span text:style-name="T5">else</text:span><text:span text:style-name="T6"> {</text:span></text:p>
      <text:p text:style-name="P7"><text:span text:style-name="T6"><text:s text:c="12"/>plaintext </text:span><text:span text:style-name="T10">+=</text:span><text:span text:style-name="T6"> </text:span><text:span text:style-name="T11">keyMatrix</text:span><text:span text:style-name="T10">[</text:span><text:span text:style-name="T6">r1</text:span><text:span text:style-name="T10">][</text:span><text:span text:style-name="T6">c2</text:span><text:span text:style-name="T10">]</text:span><text:span text:style-name="T6">;</text:span></text:p>
      <text:p text:style-name="P7"><text:span text:style-name="T6"><text:s text:c="12"/>plaintext </text:span><text:span text:style-name="T10">+=</text:span><text:span text:style-name="T6"> </text:span><text:span text:style-name="T11">keyMatrix</text:span><text:span text:style-name="T10">[</text:span><text:span text:style-name="T6">r2</text:span><text:span text:style-name="T10">][</text:span><text:span text:style-name="T6">c1</text:span><text:span text:style-name="T10">]</text:span><text:span text:style-name="T6">;</text:span></text:p>
      <text:p text:style-name="P7"><text:span text:style-name="T6"><text:s text:c="8"/>}</text:span></text:p>
      <text:p text:style-name="P7"><text:span text:style-name="T6"><text:s text:c="4"/>}</text:span></text:p>
      <text:p text:style-name="P4"/>
      <text:p text:style-name="P7"><text:span text:style-name="T6"><text:s text:c="4"/></text:span><text:span text:style-name="T5">return</text:span><text:span text:style-name="T6"> plaintext;</text:span></text:p>
      <text:p text:style-name="P7"><text:soft-page-break/><text:span text:style-name="T6">}</text:span></text:p>
      <text:p text:style-name="P4"/>
      <text:p text:style-name="P7"><text:span text:style-name="T9">vector</text:span><text:span text:style-name="T6">&lt;</text:span><text:span text:style-name="T9">vector</text:span><text:span text:style-name="T6">&lt;</text:span><text:span text:style-name="T8">char</text:span><text:span text:style-name="T6">&gt;&gt; </text:span><text:span text:style-name="T10">generateKeyMatrix</text:span><text:span text:style-name="T6">(</text:span><text:span text:style-name="T9">string</text:span><text:span text:style-name="T6"> </text:span><text:span text:style-name="T11">key</text:span><text:span text:style-name="T6">) {</text:span></text:p>
      <text:p text:style-name="P7"><text:span text:style-name="T6"><text:s text:c="4"/></text:span><text:span text:style-name="T9">vector</text:span><text:span text:style-name="T5">&lt;</text:span><text:span text:style-name="T9">vector</text:span><text:span text:style-name="T5">&lt;</text:span><text:span text:style-name="T8">char</text:span><text:span text:style-name="T5">&gt;&gt;</text:span><text:span text:style-name="T6"> </text:span><text:span text:style-name="T10">keyMatrix</text:span><text:span text:style-name="T6">(</text:span><text:span text:style-name="T12">5</text:span><text:span text:style-name="T6">, </text:span><text:span text:style-name="T9">vector</text:span><text:span text:style-name="T6">&lt;</text:span><text:span text:style-name="T8">char</text:span><text:span text:style-name="T6">&gt;(</text:span><text:span text:style-name="T12">5</text:span><text:span text:style-name="T6">, </text:span><text:span text:style-name="T7">' '</text:span><text:span text:style-name="T6">));</text:span></text:p>
      <text:p text:style-name="P7"><text:span text:style-name="T6"><text:s text:c="4"/></text:span><text:span text:style-name="T9">unordered_set</text:span><text:span text:style-name="T5">&lt;</text:span><text:span text:style-name="T8">char</text:span><text:span text:style-name="T5">&gt;</text:span><text:span text:style-name="T6"> used;</text:span></text:p>
      <text:p text:style-name="P7"><text:span text:style-name="T6"><text:s text:c="4"/></text:span><text:span text:style-name="T8">int</text:span><text:span text:style-name="T6"> row </text:span><text:span text:style-name="T5">=</text:span><text:span text:style-name="T6"> </text:span><text:span text:style-name="T12">0</text:span><text:span text:style-name="T6">, col </text:span><text:span text:style-name="T5">=</text:span><text:span text:style-name="T6"> </text:span><text:span text:style-name="T12">0</text:span><text:span text:style-name="T6">;</text:span></text:p>
      <text:p text:style-name="P4"/>
      <text:p text:style-name="P7"><text:span text:style-name="T6"><text:s text:c="4"/></text:span><text:span text:style-name="T5">for</text:span><text:span text:style-name="T6"> (</text:span><text:span text:style-name="T8">char</text:span><text:span text:style-name="T6"> ch : </text:span><text:span text:style-name="T11">key</text:span><text:span text:style-name="T6">) {</text:span></text:p>
      <text:p text:style-name="P7"><text:span text:style-name="T6"><text:s text:c="8"/></text:span><text:span text:style-name="T5">if</text:span><text:span text:style-name="T6"> (used.</text:span><text:span text:style-name="T10">find</text:span><text:span text:style-name="T6">(ch) </text:span><text:span text:style-name="T10">==</text:span><text:span text:style-name="T6"> used.</text:span><text:span text:style-name="T10">end</text:span><text:span text:style-name="T6">() </text:span><text:span text:style-name="T5">&amp;&amp;</text:span><text:span text:style-name="T6"> ch </text:span><text:span text:style-name="T5">!=</text:span><text:span text:style-name="T6"> </text:span><text:span text:style-name="T7">'J'</text:span><text:span text:style-name="T6">) {</text:span></text:p>
      <text:p text:style-name="P7"><text:span text:style-name="T6"><text:s text:c="12"/>keyMatrix</text:span><text:span text:style-name="T10">[</text:span><text:span text:style-name="T6">row</text:span><text:span text:style-name="T10">][</text:span><text:span text:style-name="T6">col</text:span><text:span text:style-name="T5">++</text:span><text:span text:style-name="T10">]</text:span><text:span text:style-name="T6"> </text:span><text:span text:style-name="T5">=</text:span><text:span text:style-name="T6"> ch;</text:span></text:p>
      <text:p text:style-name="P7"><text:span text:style-name="T6"><text:s text:c="12"/>used.</text:span><text:span text:style-name="T10">insert</text:span><text:span text:style-name="T6">(ch);</text:span></text:p>
      <text:p text:style-name="P7"><text:span text:style-name="T6"><text:s text:c="12"/></text:span><text:span text:style-name="T5">if</text:span><text:span text:style-name="T6"> (col </text:span><text:span text:style-name="T5">==</text:span><text:span text:style-name="T6"> </text:span><text:span text:style-name="T12">5</text:span><text:span text:style-name="T6">) {</text:span></text:p>
      <text:p text:style-name="P7"><text:span text:style-name="T6"><text:s text:c="16"/>row</text:span><text:span text:style-name="T5">++</text:span><text:span text:style-name="T6">;</text:span></text:p>
      <text:p text:style-name="P7"><text:span text:style-name="T6"><text:s text:c="16"/>col </text:span><text:span text:style-name="T5">=</text:span><text:span text:style-name="T6"> </text:span><text:span text:style-name="T12">0</text:span><text:span text:style-name="T6">;</text:span></text:p>
      <text:p text:style-name="P7"><text:span text:style-name="T6"><text:s text:c="12"/>}</text:span></text:p>
      <text:p text:style-name="P7"><text:span text:style-name="T6"><text:s text:c="8"/>}</text:span></text:p>
      <text:p text:style-name="P7"><text:span text:style-name="T6"><text:s text:c="4"/>}</text:span></text:p>
      <text:p text:style-name="P4"/>
      <text:p text:style-name="P7"><text:span text:style-name="T6"><text:s text:c="4"/></text:span><text:span text:style-name="T5">for</text:span><text:span text:style-name="T6"> (</text:span><text:span text:style-name="T8">char</text:span><text:span text:style-name="T6"> ch </text:span><text:span text:style-name="T5">=</text:span><text:span text:style-name="T6"> </text:span><text:span text:style-name="T7">'A'</text:span><text:span text:style-name="T6">; ch </text:span><text:span text:style-name="T5">&lt;=</text:span><text:span text:style-name="T6"> </text:span><text:span text:style-name="T7">'Z'</text:span><text:span text:style-name="T6">; </text:span><text:span text:style-name="T5">++</text:span><text:span text:style-name="T6">ch) {</text:span></text:p>
      <text:p text:style-name="P7"><text:span text:style-name="T6"><text:s text:c="8"/></text:span><text:span text:style-name="T5">if</text:span><text:span text:style-name="T6"> (used.</text:span><text:span text:style-name="T10">find</text:span><text:span text:style-name="T6">(ch) </text:span><text:span text:style-name="T10">==</text:span><text:span text:style-name="T6"> used.</text:span><text:span text:style-name="T10">end</text:span><text:span text:style-name="T6">() </text:span><text:span text:style-name="T5">&amp;&amp;</text:span><text:span text:style-name="T6"> ch </text:span><text:span text:style-name="T5">!=</text:span><text:span text:style-name="T6"> </text:span><text:span text:style-name="T7">'J'</text:span><text:span text:style-name="T6">) {</text:span></text:p>
      <text:p text:style-name="P7"><text:span text:style-name="T6"><text:s text:c="12"/>keyMatrix</text:span><text:span text:style-name="T10">[</text:span><text:span text:style-name="T6">row</text:span><text:span text:style-name="T10">][</text:span><text:span text:style-name="T6">col</text:span><text:span text:style-name="T5">++</text:span><text:span text:style-name="T10">]</text:span><text:span text:style-name="T6"> </text:span><text:span text:style-name="T5">=</text:span><text:span text:style-name="T6"> ch;</text:span></text:p>
      <text:p text:style-name="P7"><text:soft-page-break/><text:span text:style-name="T6"><text:s text:c="12"/>used.</text:span><text:span text:style-name="T10">insert</text:span><text:span text:style-name="T6">(ch);</text:span></text:p>
      <text:p text:style-name="P7"><text:span text:style-name="T6"><text:s text:c="12"/></text:span><text:span text:style-name="T5">if</text:span><text:span text:style-name="T6"> (col </text:span><text:span text:style-name="T5">==</text:span><text:span text:style-name="T6"> </text:span><text:span text:style-name="T12">5</text:span><text:span text:style-name="T6">) {</text:span></text:p>
      <text:p text:style-name="P7"><text:span text:style-name="T6"><text:s text:c="16"/>row</text:span><text:span text:style-name="T5">++</text:span><text:span text:style-name="T6">;</text:span></text:p>
      <text:p text:style-name="P7"><text:span text:style-name="T6"><text:s text:c="16"/>col </text:span><text:span text:style-name="T5">=</text:span><text:span text:style-name="T6"> </text:span><text:span text:style-name="T12">0</text:span><text:span text:style-name="T6">;</text:span></text:p>
      <text:p text:style-name="P7"><text:span text:style-name="T6"><text:s text:c="12"/>}</text:span></text:p>
      <text:p text:style-name="P7"><text:span text:style-name="T6"><text:s text:c="8"/>}</text:span></text:p>
      <text:p text:style-name="P7"><text:span text:style-name="T6"><text:s text:c="4"/>}</text:span></text:p>
      <text:p text:style-name="P4"/>
      <text:p text:style-name="P7"><text:span text:style-name="T6"><text:s text:c="4"/></text:span><text:span text:style-name="T5">return</text:span><text:span text:style-name="T6"> keyMatrix;</text:span></text:p>
      <text:p text:style-name="P7"><text:span text:style-name="T6">}</text:span></text:p>
      <text:p text:style-name="P4"/>
      <text:p text:style-name="P7"><text:span text:style-name="T8">void</text:span><text:span text:style-name="T6"> </text:span><text:span text:style-name="T10">freqAnalysisAttack</text:span><text:span text:style-name="T6">(</text:span><text:span text:style-name="T9">string</text:span><text:span text:style-name="T6"> </text:span><text:span text:style-name="T11">cipher</text:span><text:span text:style-name="T6">) {</text:span></text:p>
      <text:p text:style-name="P7"><text:span text:style-name="T6"><text:s text:c="4"/></text:span><text:span text:style-name="T9">vector</text:span><text:span text:style-name="T5">&lt;</text:span><text:span text:style-name="T9">string</text:span><text:span text:style-name="T5">&gt;</text:span><text:span text:style-name="T6"> bigraphs </text:span><text:span text:style-name="T5">=</text:span><text:span text:style-name="T6"> </text:span><text:span text:style-name="T10">createBigraphs</text:span><text:span text:style-name="T6">(</text:span><text:span text:style-name="T11">cipher</text:span><text:span text:style-name="T6">);</text:span></text:p>
      <text:p text:style-name="P7"><text:span text:style-name="T6"><text:s text:c="4"/></text:span><text:span text:style-name="T9">unordered_map</text:span><text:span text:style-name="T5">&lt;</text:span><text:span text:style-name="T9">string</text:span><text:span text:style-name="T6">, </text:span><text:span text:style-name="T8">int</text:span><text:span text:style-name="T5">&gt;</text:span><text:span text:style-name="T6"> obsFreqs </text:span><text:span text:style-name="T5">=</text:span><text:span text:style-name="T6"> </text:span><text:span text:style-name="T10">calcFreq</text:span><text:span text:style-name="T6">(bigraphs);</text:span></text:p>
      <text:p text:style-name="P7"><text:span text:style-name="T6"><text:s text:c="4"/></text:span><text:span text:style-name="T9">unordered_map</text:span><text:span text:style-name="T5">&lt;</text:span><text:span text:style-name="T9">string</text:span><text:span text:style-name="T6">, </text:span><text:span text:style-name="T8">double</text:span><text:span text:style-name="T5">&gt;</text:span><text:span text:style-name="T6"> expFreqs </text:span><text:span text:style-name="T5">=</text:span><text:span text:style-name="T6"> </text:span><text:span text:style-name="T10">getExpectedFrequencies</text:span><text:span text:style-name="T6">();</text:span></text:p>
      <text:p text:style-name="P7"><text:span text:style-name="T6"><text:s text:c="4"/></text:span><text:span text:style-name="T8">int</text:span><text:span text:style-name="T6"> totalBigraphs </text:span><text:span text:style-name="T5">=</text:span><text:span text:style-name="T6"> bigraphs.</text:span><text:span text:style-name="T10">size</text:span><text:span text:style-name="T6">();</text:span></text:p>
      <text:p text:style-name="P4"/>
      <text:p text:style-name="P7"><text:span text:style-name="T6"><text:s text:c="4"/></text:span><text:span text:style-name="T9">vector</text:span><text:span text:style-name="T5">&lt;</text:span><text:span text:style-name="T9">string</text:span><text:span text:style-name="T5">&gt;</text:span><text:span text:style-name="T6"> candidateKeys </text:span><text:span text:style-name="T5">=</text:span><text:span text:style-name="T6"> { </text:span><text:span text:style-name="T7">"EXAMPLE"</text:span><text:span text:style-name="T6">,</text:span><text:span text:style-name="T7">"MONARCHY"</text:span><text:span text:style-name="T6">, </text:span><text:span text:style-name="T7">"KEYWORD"</text:span><text:span text:style-name="T6">};</text:span></text:p>
      <text:p text:style-name="P7"><text:span text:style-name="T6"><text:s text:c="3"/></text:span></text:p>
      <text:p text:style-name="P7"><text:span text:style-name="T6"><text:s text:c="4"/></text:span><text:span text:style-name="T9">string</text:span><text:span text:style-name="T6"> bestKey </text:span><text:span text:style-name="T5">=</text:span><text:span text:style-name="T6"> </text:span><text:span text:style-name="T7">""</text:span><text:span text:style-name="T6">;</text:span></text:p>
      <text:p text:style-name="P7"><text:span text:style-name="T6"><text:s text:c="4"/></text:span><text:span text:style-name="T9">string</text:span><text:span text:style-name="T6"> bestDecryption </text:span><text:span text:style-name="T5">=</text:span><text:span text:style-name="T6"> </text:span><text:span text:style-name="T7">""</text:span><text:span text:style-name="T6">;</text:span></text:p>
      <text:p text:style-name="P7"><text:soft-page-break/><text:span text:style-name="T6"><text:s text:c="4"/></text:span><text:span text:style-name="T8">double</text:span><text:span text:style-name="T6"> minChiSquare </text:span><text:span text:style-name="T5">=</text:span><text:span text:style-name="T6"> </text:span><text:span text:style-name="T10">INT_MAX</text:span><text:span text:style-name="T6">;</text:span></text:p>
      <text:p text:style-name="P4"/>
      <text:p text:style-name="P7"><text:span text:style-name="T6"><text:s text:c="4"/></text:span><text:span text:style-name="T5">for</text:span><text:span text:style-name="T6"> (</text:span><text:span text:style-name="T9">string</text:span><text:span text:style-name="T6"> candidateKey : candidateKeys) {</text:span></text:p>
      <text:p text:style-name="P7"><text:span text:style-name="T6"><text:s text:c="8"/></text:span><text:span text:style-name="T9">vector</text:span><text:span text:style-name="T5">&lt;</text:span><text:span text:style-name="T9">vector</text:span><text:span text:style-name="T5">&lt;</text:span><text:span text:style-name="T8">char</text:span><text:span text:style-name="T5">&gt;&gt;</text:span><text:span text:style-name="T6"> keyMatrix </text:span><text:span text:style-name="T5">=</text:span><text:span text:style-name="T6"> </text:span><text:span text:style-name="T10">generateKeyMatrix</text:span><text:span text:style-name="T6">(candidateKey);</text:span></text:p>
      <text:p text:style-name="P7"><text:span text:style-name="T6"><text:s text:c="8"/></text:span><text:span text:style-name="T9">string</text:span><text:span text:style-name="T6"> decryptedMessage </text:span><text:span text:style-name="T5">=</text:span><text:span text:style-name="T6"> </text:span><text:span text:style-name="T10">playfairDecrypt</text:span><text:span text:style-name="T6">(</text:span><text:span text:style-name="T11">cipher</text:span><text:span text:style-name="T6">, keyMatrix);</text:span></text:p>
      <text:p text:style-name="P7"><text:span text:style-name="T6"><text:s text:c="8"/></text:span><text:span text:style-name="T9">vector</text:span><text:span text:style-name="T5">&lt;</text:span><text:span text:style-name="T9">string</text:span><text:span text:style-name="T5">&gt;</text:span><text:span text:style-name="T6"> decryptedBigraphs </text:span><text:span text:style-name="T5">=</text:span><text:span text:style-name="T6"> </text:span><text:span text:style-name="T10">createBigraphs</text:span><text:span text:style-name="T6">(decryptedMessage);</text:span></text:p>
      <text:p text:style-name="P7"><text:span text:style-name="T6"><text:s text:c="8"/></text:span><text:span text:style-name="T9">unordered_map</text:span><text:span text:style-name="T5">&lt;</text:span><text:span text:style-name="T9">string</text:span><text:span text:style-name="T6">, </text:span><text:span text:style-name="T8">int</text:span><text:span text:style-name="T5">&gt;</text:span><text:span text:style-name="T6"> decryptedFreqs </text:span><text:span text:style-name="T5">=</text:span><text:span text:style-name="T6"> </text:span><text:span text:style-name="T10">calcFreq</text:span><text:span text:style-name="T6">(decryptedBigraphs);</text:span></text:p>
      <text:p text:style-name="P4"/>
      <text:p text:style-name="P7"><text:span text:style-name="T6"><text:s text:c="8"/></text:span><text:span text:style-name="T8">double</text:span><text:span text:style-name="T6"> chiSquare </text:span><text:span text:style-name="T5">=</text:span><text:span text:style-name="T6"> </text:span><text:span text:style-name="T10">freqattack</text:span><text:span text:style-name="T6">(decryptedFreqs, expFreqs, totalBigraphs);</text:span></text:p>
      <text:p text:style-name="P7"><text:span text:style-name="T6"><text:s text:c="7"/></text:span></text:p>
      <text:p text:style-name="P7"><text:span text:style-name="T6"><text:s text:c="8"/></text:span><text:span text:style-name="T5">if</text:span><text:span text:style-name="T6"> (chiSquare </text:span><text:span text:style-name="T5">&lt;</text:span><text:span text:style-name="T6"> minChiSquare) {</text:span></text:p>
      <text:p text:style-name="P7"><text:span text:style-name="T6"><text:s text:c="12"/>minChiSquare </text:span><text:span text:style-name="T5">=</text:span><text:span text:style-name="T6"> chiSquare;</text:span></text:p>
      <text:p text:style-name="P7"><text:span text:style-name="T6"><text:s text:c="12"/>bestKey </text:span><text:span text:style-name="T10">=</text:span><text:span text:style-name="T6"> candidateKey;</text:span></text:p>
      <text:p text:style-name="P7"><text:span text:style-name="T6"><text:s text:c="12"/>bestDecryption </text:span><text:span text:style-name="T10">=</text:span><text:span text:style-name="T6"> decryptedMessage;</text:span></text:p>
      <text:p text:style-name="P7"><text:span text:style-name="T6"><text:s text:c="8"/>}</text:span></text:p>
      <text:p text:style-name="P7"><text:span text:style-name="T6"><text:s text:c="4"/>}</text:span></text:p>
      <text:p text:style-name="P4"/>
      <text:p text:style-name="P7"><text:span text:style-name="T6"><text:s text:c="4"/>cout </text:span><text:span text:style-name="T10">&lt;&lt;</text:span><text:span text:style-name="T6"> </text:span><text:span text:style-name="T7">"Most likely key: "</text:span><text:span text:style-name="T6"> </text:span><text:span text:style-name="T10">&lt;&lt;</text:span><text:span text:style-name="T6"> bestKey </text:span><text:span text:style-name="T10">&lt;&lt;</text:span><text:span text:style-name="T6"> </text:span><text:span text:style-name="T10">endl</text:span><text:span text:style-name="T6">;</text:span></text:p>
      <text:p text:style-name="P7"><text:span text:style-name="T6"><text:s text:c="4"/>cout </text:span><text:span text:style-name="T10">&lt;&lt;</text:span><text:span text:style-name="T6"> </text:span><text:span text:style-name="T7">"Decrypted message: "</text:span><text:span text:style-name="T6"> </text:span><text:span text:style-name="T10">&lt;&lt;</text:span><text:span text:style-name="T6"> bestDecryption </text:span><text:span text:style-name="T10">&lt;&lt;</text:span><text:span text:style-name="T6"> </text:span><text:span text:style-name="T10">endl</text:span><text:span text:style-name="T6">;</text:span></text:p>
      <text:p text:style-name="P7"><text:span text:style-name="T6"><text:s text:c="4"/>cout </text:span><text:span text:style-name="T10">&lt;&lt;</text:span><text:span text:style-name="T6"> </text:span><text:span text:style-name="T7">"Chi-square value: "</text:span><text:span text:style-name="T6"> </text:span><text:span text:style-name="T10">&lt;&lt;</text:span><text:span text:style-name="T6"> minChiSquare </text:span><text:span text:style-name="T10">&lt;&lt;</text:span><text:span text:style-name="T6"> </text:span><text:span text:style-name="T10">endl</text:span><text:span text:style-name="T6">;</text:span></text:p>
      <text:p text:style-name="P7"><text:span text:style-name="T6">}</text:span></text:p>
      <text:p text:style-name="P4"><text:soft-page-break/></text:p>
      <text:p text:style-name="P7"><text:span text:style-name="T8">int</text:span><text:span text:style-name="T6"> </text:span><text:span text:style-name="T10">main</text:span><text:span text:style-name="T6">() {</text:span></text:p>
      <text:p text:style-name="P7"><text:span text:style-name="T6"><text:s text:c="4"/></text:span><text:span text:style-name="T9">string</text:span><text:span text:style-name="T6"> cipher </text:span><text:span text:style-name="T5">=</text:span><text:span text:style-name="T6"> </text:span><text:span text:style-name="T7">"YELLQZOLAXW"</text:span><text:span text:style-name="T6">;</text:span></text:p>
      <text:p text:style-name="P7"><text:span text:style-name="T6"><text:s text:c="4"/></text:span><text:span text:style-name="T10">freqAnalysisAttack</text:span><text:span text:style-name="T6">(cipher);</text:span></text:p>
      <text:p text:style-name="P7"><text:span text:style-name="T6"><text:s text:c="4"/></text:span><text:span text:style-name="T5">return</text:span><text:span text:style-name="T6"> </text:span><text:span text:style-name="T12">0</text:span><text:span text:style-name="T6">;</text:span></text:p>
      <text:p text:style-name="P7"><text:span text:style-name="T6">}</text:span></text:p>
      <text:p text:style-name="P4"/>
      <text:p text:style-name="P8"/>
      <text:p text:style-name="P6"/>
      <text:p text:style-name="Standard"><draw:frame draw:style-name="fr1" draw:name="image1.png" text:anchor-type="as-char" svg:width="6.5in" svg:height="0.5693in" draw:z-index="0"><draw:image xlink:href="Pictures/10000201000005F10000008684C6A1364CFD826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3" meta:paragraph-count="221" meta:word-count="863" meta:character-count="6950" meta:non-whitespace-character-count="4904"/>
    <meta:generator>LibreOfficeDev/6.0.5.2$Linux_X86_64 LibreOffice_project/</meta:generator>
  </office:meta>
</office:document-meta>
</file>